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none"/>
    </style:style>
    <style:style style:name="P4" style:family="paragraph" style:parent-style-name="Preformatted_20_Text">
      <style:text-properties style:font-name="Liberation Serif"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2</text:p>
      <text:p text:style-name="Standard"/>
      <text:p text:style-name="P2">Grupo 11:</text:p>
      <text:p text:style-name="Standard"><text:tab/><text:span text:style-name="T1">Roberto Omaña <text:tab/>06-39990</text:span></text:p>
      <text:p text:style-name="P2"><text:tab/>Leopoldo Pimentel <text:tab/>06-40095</text:p>
      <text:p text:style-name="Standard"/>
      <text:p text:style-name="Standard">1.</text:p>
      <text:p text:style-name="Standard"><text:tab/>Para ambos casos, escogemos el foldr, ya que en la presencia de evaluación perezosa, foldr devolverá inmediatamente la aplicación de la función a la cabeza de la lista y al caso recursivo de plegado sobre el resto de la lista, Por ello, si f es capaz de producir parte del resultado sin referencia al caso recursivo de su “derecha” de su <text:span text:style-name="T4">segundo</text:span> argumento, y el resto del resultado nunca es solicitado entonces la recursión se detiene. Esto le permite a foldr operar sobre listas infinitas y en estos casos particulares, <text:span text:style-name="T3">realizar</text:span> menos cantidad de evaluaciones en comparación con foldl.</text:p>
      <text:p text:style-name="Standard"/>
      <text:p text:style-name="Standard"/>
      <text:p text:style-name="Standard">3.</text:p>
      <text:p text:style-name="Standard"/>
      <text:p text:style-name="Standard">a)</text:p>
      <text:p text:style-name="Standard"><text:s/><text:tab/>La función foldr recibe una función por cada constructor de un tipo en cuestión. En el caso de ArbolRosa, recibe sólo una función que corresponde al único constructor que posee este tipo.</text:p>
      <text:p text:style-name="Standard"/>
      <text:p text:style-name="P3"/>
      <text:p text:style-name="Standard">4.</text:p>
      <text:p text:style-name="Standard"/>
      <text:p text:style-name="Standard">a)</text:p>
      <text:p text:style-name="Standard">unfoldrLista :: (b -&gt; Maybe (a,b)) -&gt; b -&gt; [a] </text:p>
      <text:p text:style-name="Standard">unfoldrLista f b = case f b of</text:p>
      <text:p text:style-name="Standard"><text:s text:c="2"/>Nothing <text:s text:c="4"/>-&gt; []</text:p>
      <text:p text:style-name="Standard"><text:s text:c="2"/>Just (a,bb) -&gt; a:unfoldrLista f bb</text:p>
      <text:p text:style-name="Preformatted_20_Text"/>
      <text:p text:style-name="P4"><text:tab/>La función toma el elemento y retorna 'Nothing' si ya terminó de producir la lista o retorna 'Just' (a,bb), en cuyo caso, 'a' se antepone en la lista y 'bb' es usado como el siguiente elemento en una llamada recursiv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Omaña</meta:initial-creator>
    <meta:creation-date>2013-02-15T00:36:23</meta:creation-date>
    <dc:date>2013-02-15T01:30:25</dc:date>
    <dc:creator>Roberto Omaña</dc:creator>
    <meta:editing-duration>PT50M33S</meta:editing-duration>
    <meta:editing-cycles>3</meta:editing-cycles>
    <meta:generator>LibreOffice/3.5$Linux_x86 LibreOffice_project/350m1$Build-2</meta:generator>
    <meta:document-statistic meta:table-count="0" meta:image-count="0" meta:object-count="0" meta:page-count="1" meta:paragraph-count="16" meta:word-count="213" meta:character-count="1205" meta:non-whitespace-character-count="991"/>
  </office:meta>
</office:document-meta>
</file>